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Brief Recap</text:p>
      <text:p text:style-name="Normal"/>
      <text:p text:style-name="Normal">Areas</text:p>
      <text:p text:style-name="Normal">Now I am going to talk about how decomposition can be used in<text:s/>different fields of work.</text:p>
      <text:p text:style-name="Normal">We can use decomposition when building video games such as FIFA. So based on this we can build the game by<text:s/>dividing<text:s/>the work by each function like programming, art, audio and its game design</text:p>
      <text:p text:style-name="Normal">Decomposition can also be used for proving a hypothesis. By using decomposition, we can<text:s/>use it<text:s/>for proving a hypothesis by doing a background research, observation, knowing which variables test then doing experiments based on that and drawing a conclusion to it to know whether the hypothesis was proven right or wrong.</text:p>
      <text:p text:style-name="Normal">Another use of decomposition could be creating an app and this can be broken into knowing the kind of app it need to be, knowing how the user will navigate the app, knowing the right software to use to create the app and knowing how to test your app to make sure there are no faults.</text:p>
      <text:p text:style-name="Normal"/>
      <text:p text:style-name="Normal"/>
      <text:p text:style-name="Normal">Conclusion</text:p>
      <text:p text:style-name="Normal"/>
      <text:p text:style-name="Normal">In this slide I will now finish of by summarising why decomposition is so important. Firstly, we can assess if necessary <text:s/>whether there will be any further breakdown if something goes wrong like for example<text:s/>when not completing the project before the deadline.<text:s/></text:p>
      <text:p text:style-name="Normal">Also decomposition can be useful in creating a more accurate budget which can give benefits of managing your money effectively<text:s/>when knowing what important tools you need to build a project which can lead to achieving your goals.</text:p>
      <text:p text:style-name="Normal">Thirdly, we can have a better understanding of the impact when there is a change in scope. So, to simply explain this we can see how the changes in a project will have a huge impact on the costs, the scheduling and the quality<text:s/>of<text:s/>the project.</text:p>
      <text:p text:style-name="Normal">And finally, one of the main benefits of decomposition is that it can allow managers to<text:s/>give a<text:s/>better guidance when looking at their<text:s/>team’s<text:s/>progress and making sure that the execution of the task is related to the long term goals.<text:s/>This is important as it can have a huge positive impact on how the quality of the project will turn ou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ngeeth Sohan</meta:initial-creator>
    <dc:creator>Sangeeth Sohan</dc:creator>
    <meta:creation-date>2023-02-19T13:04:00Z</meta:creation-date>
    <dc:date>2023-02-19T14:22:00Z</dc:date>
    <meta:template xlink:href="Normal" xlink:type="simple"/>
    <meta:editing-cycles>7</meta:editing-cycles>
    <meta:editing-duration>PT4380S</meta:editing-duration>
    <meta:document-statistic meta:page-count="1" meta:paragraph-count="3" meta:word-count="296" meta:character-count="1982" meta:row-count="14" meta:non-whitespace-character-count="1689"/>
  </office:meta>
</office:document-meta>
</file>